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eb34"/>
    </style:style>
    <style:style style:name="P2" style:family="paragraph" style:parent-style-name="Standard">
      <style:text-properties fo:font-weight="bold" officeooo:paragraph-rsid="0011eb3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1eb34" officeooo:paragraph-rsid="0011e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h1Title"/>Hypothesis Testing?</text:h>
      <text:p text:style-name="P1">A <text:span text:style-name="Strong_20_Emphasis">statistical hypothesis</text:span> is an assumption about a population <text:a xlink:type="simple" xlink:href="https://stattrek.com/Help/Glossary.aspx?Target=Parameter" text:style-name="Internet_20_link" text:visited-style-name="Visited_20_Internet_20_Link">parameter</text:a>. This assumption may or may not be true. <text:span text:style-name="Strong_20_Emphasis">Hypothesis testing</text:span> refers to the formal procedures used by statisticians to accept or reject statistical hypotheses.</text:p>
      <text:p text:style-name="P1"/>
      <text:p text:style-name="P2"><text:s/>Statistical Hypotheses</text:p>
      <text:p text:style-name="P3">The best way to examine the hypothesis is 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56:01.049226118</meta:creation-date>
    <dc:date>2019-03-02T11:23:44.243699930</dc:date>
    <meta:editing-duration>P1DT23H7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7" meta:character-count="315" meta:non-whitespace-character-count="270"/>
  </office:meta>
</office:document-meta>
</file>